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RVICEGOWHERE PTE. LTD.</text:p>
      <text:p text:style-name="P2">Company Registration No: 201421778H</text:p>
      <text:p text:style-name="P2">(Incorporated in the Republic of Singapore)</text:p>
      <text:p text:style-name="P3"><text:s/>(the “Company”)</text:p>
      <text:p text:style-name="P1"></text:p>
      <text:p text:style-name="P1"></text:p>
      <text:p text:style-name="P1"><text:span text:style-name="T1">ATTENDANCE LIST FOR THE FIRST ANNUAL GENERAL MEETING</text:span> of the members of the Company held at:</text:p>
      <text:p text:style-name="P1"></text:p>
      <text:p text:style-name="P1"></text:p>
      <text:p text:style-name="P1">Date and Time<text:tab/>:<text:tab/> <text:s text:c="39"/>at 3.00 pm</text:p>
      <text:p text:style-name="P1"></text:p>
      <text:p text:style-name="P1"></text:p>
      <text:p text:style-name="P1">Venue<text:tab/><text:tab/> <text:s text:c="5"/>:<text:tab/>531, UPPER CROSS STREET, #04- 52, HONG LIM COMPLEX</text:p>
      <text:p text:style-name="P1">SINGAPORE (050531)</text:p>
      <text:p text:style-name="P6"></text:p>
      <text:p text:style-name="P1"></text:p>
      <text:p text:style-name="P1"/>
      <text:p text:style-name="P4">M E M B E R S</text:p>
      <text:p text:style-name="P1"></text:p>
      <text:p text:style-name="P1"></text:p>
      <text:p text:style-name="P1"></text:p>
      <text:p text:style-name="P1"></text:p>
      <text:p text:style-name="P1">CHIN MEE NEO PHYLLIS @ REGINA CHIN: <text:s text:c="2"/>_________________________________________</text:p>
      <text:p text:style-name="P1"></text:p>
      <text:p text:style-name="P1"></text:p>
      <text:p text:style-name="P1"></text:p>
      <text:p text:style-name="P1">DANIEL KWINTNER<text:tab/><text:tab/><text:tab/> <text:s/>: <text:s text:c="2"/>_________________________________________</text:p>
      <text:p text:style-name="P1"></text:p>
      <text:p text:style-name="P1"></text:p>
      <text:p text:style-name="P1"></text:p>
      <text:p text:style-name="P1">KHOR SIEW ENG<text:tab/><text:tab/> <text:s text:c="13"/>: <text:s text:c="2"/>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42:04</meta:creation-date>
    <dc:date>2015-10-31T14:45:35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30" meta:word-count="75" meta:character-count="618" meta:non-whitespace-character-count="453"/>
    <meta:generator>LibreOffice/3.5$Linux_X86_64 LibreOffice_project/350m1$Build-2</meta:generator>
  </office:meta>
</office:document-meta>
</file>